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68800" calcext:value-type="float">
            <text:p>68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8"/>
          <table:table-cell table:formula="of:=[.K29]-[.K2]" office:value-type="float" office:value="73000" calcext:value-type="float">
            <text:p>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72600" calcext:value-type="float">
            <text:p>726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4:.J28])" office:value-type="float" office:value="145600" calcext:value-type="float">
            <text:p>1456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2:58:48.803590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2:58:59.534164620</dc:date>
    <meta:editing-duration>P10DT4H40M8S</meta:editing-duration>
    <meta:editing-cycles>3194</meta:editing-cycles>
    <meta:generator>LibreOffice/4.2.8.2$Linux_X86_64 LibreOffice_project/420m0$Build-2</meta:generator>
    <meta:document-statistic meta:table-count="19" meta:cell-count="8847" meta:object-count="0"/>
  </office:meta>
</office:document-meta>
</file>